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list-style-name="L2"/>
    <style:style style:name="P4" style:family="paragraph" style:parent-style-name="Heading_20_1">
      <style:paragraph-properties fo:text-align="center" style:justify-single-word="fals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he Fourteen's Tarot</text:h>
      <text:h text:style-name="Heading_20_2" text:outline-level="2">Description</text:h>
      <text:p text:style-name="Text_20_body">A deck of tarot cards used in cartomancy. The deck itself is composed of densely pressed kelp fibers and is resilient to damage. As the decks are always magical the edges of the cards glow slightly at the veins along the edges.</text:p>
      <text:h text:style-name="Heading_20_2" text:outline-level="2">Powers</text:h>
      <text:list xml:id="list40274276" text:style-name="L1">
        <text:list-item>
          <text:p text:style-name="P1">The deck regenerates damage, including missing cards, when left in complete shadow for more than an hour per card damaged or missing in the majority. </text:p>
        </text:list-item>
        <text:list-item>
          <text:p text:style-name="P1">Any missing cards that get regenerated into the majority turn to dust upon being picked up elsewhere or exposed to any amount of light.</text:p>
        </text:list-item>
        <text:list-item>
          <text:p text:style-name="P1">The deck confers a +5 circumstance bonus to divination abilities preformed with these cards that only require common bardic knowledge.</text:p>
        </text:list-item>
        <text:list-item>
          <text:p text:style-name="P1">The deck may be used to genuinely answer uncommon or rarer questions once plus one per ten class levels within a 24 hour period, if it is asked to do more the diviner must make a will save DC (10 + 10 times the number of previous attempts) or suffer a temporary negative level.</text:p>
        </text:list-item>
        <text:list-item>
          <text:p text:style-name="P1">The deck resists cheating attempts and will respond with nothing but fool cards if it has been tampered with until genuinely assembled and reshuffled. The deck will also respond with fool cards if asked multiple unrelated questions or if the diviner wishes the deck to lie.</text:p>
        </text:list-item>
        <text:list-item>
          <text:p text:style-name="P1">To answer questions the diviner makes a bardic knowledge check at their current class level regardless of class. If the diviner is presented with directly related physical evidence unknown at the time of the original query the check may be retried but otherwise responds with fool cards if asked the same question twice.</text:p>
        </text:list-item>
        <text:list-item>
          <text:p text:style-name="P1">The deck will always respond as the tradition and lore of the diviner expects it to but the images themselves will never change.</text:p>
        </text:list-item>
      </text:list>
      <text:h text:style-name="Heading_20_2" text:outline-level="2">Cards</text:h>
      <text:h text:style-name="Heading_20_3" text:outline-level="3">Major Arcana</text:h>
      <text:list xml:id="list40281788" text:style-name="L2">
        <text:list-item>
          <text:p text:style-name="P2"><text:span text:style-name="T1">The Magician (The Hammer)</text:span> – Image of a mallet striking a crystal node with a blue pool below it as held by a feathered hand</text:p>
        </text:list-item>
        <text:list-item>
          <text:p text:style-name="P2"><text:span text:style-name="T1">The High priestess (The Red Lady)</text:span> – Image of a set of redwood hands holding a glowing rock with a small mushroom atop it</text:p>
        </text:list-item>
        <text:list-item>
          <text:p text:style-name="P2"><text:span text:style-name="T1">The Empress (The Yellow)</text:span> – The Yellow depicted hand outward pointed palm toward her head among a pile of glowing eggs In her other hand holds a bronze spear.</text:p>
        </text:list-item>
        <text:list-item>
          <text:p text:style-name="P2"><text:span text:style-name="T1">The Emperor (Grandfather Teeth)</text:span> – Sets of glowing red orbs behind dense brass gears and a handled ram beside a cobalt metal bell.</text:p>
        </text:list-item>
        <text:list-item>
          <text:p text:style-name="P2"><text:span text:style-name="T1">The Hierophant (The Akinithquent)</text:span> – A bright blue sash wrapped around a wooden staff with mushrooms coming between the gaps A red circle is above it, a blue one below. A set of black cylinders lies beside the ends of the staff on opposite sides.</text:p>
        </text:list-item>
        <text:list-item>
          <text:p text:style-name="P2"><text:span text:style-name="T1">The Lovers (The Brood)</text:span> – A bony hand reaches down from above to hold hands with three fists</text:p>
        </text:list-item>
        <text:list-item>
          <text:p text:style-name="P2"><text:span text:style-name="T1">The Chariot (The Bridge)</text:span> - A bridge connected to a large tower in the background, A cobalt-armored figure looking out with sword outstretched to the view and shield held above and backward hovers above and beside the bridge. He wears a blue sash that trails below him. In its center hovering above are a short serrated sword and round shield. Thick cables attach to bridge and towers.</text:p>
        </text:list-item>
        <text:list-item>
          <text:p text:style-name="P2"><text:span text:style-name="T1">Strength (Strength)</text:span> – Two crossed hands reach downward with an orb of flame where they cross. The hands have feathers burnt away on the hands </text:p>
        </text:list-item>
        <text:list-item>
          <text:p text:style-name="P2"><text:span text:style-name="T1">The Hermit (The Wanderer)</text:span> – A Fluffy black and blue rimmed traveler with a Red veined sky above lies half out of a stairwell where the back half of the body fades. Below a grass and mushroomed floor contains hammers, chisels, and fossil teeth.</text:p>
        </text:list-item>
        <text:list-item>
          <text:p text:style-name="P2"><text:span text:style-name="T1">Wheel of Fortune (The Turn)</text:span> – A grey-stone stairwell is depicted with an end that has four strips of color at its end. Spears form the opposite stairwell to them. Along the walls are cobalt armored soldiers clamped to the floor by chains.</text:p>
        </text:list-item>
        <text:list-item>
          <text:p text:style-name="P2"><text:span text:style-name="T1">Justice (Council)</text:span> - A square tiled ceramic table has 14 wielded swords crossed at its center where a small plate and Y-shaped white and silver metal object atop it in a pool of blue. On the ceiling is a the undulating light of water's reflection.</text:p>
        </text:list-item>
        <text:list-item>
          <text:p text:style-name="P2"><text:span text:style-name="T1">The hanged man (The Fielded Deep)</text:span> - A square of bridges is seen with towers at each center where a chained armored saurian figure hangs from its armpits by cobalt chain. It's mouth and body are wrapped in cable and bracket with a fruited ivy that crawls down in and around from the chain above. Its eyes stare directly out from inside its helmet with blue light.</text:p>
        </text:list-item>
        <text:list-item>
          <text:p text:style-name="P2"><text:span text:style-name="T1">Death (The Path)</text:span> – An erratically surfaced stone path heads into the picture curving to a Black and gold trimmed tower in the background. On the path's left is a tall female humanoid figure silhouetted against a bright light. She stands on green grass where a spear in her hand is steadfastly braced by its shaft. </text:p>
        </text:list-item>
        <text:list-item>
          <text:p text:style-name="P2"><text:span text:style-name="T1">Temperance (Travel)</text:span> - an armored figure clad in sash holds two crystal vessels and pours a red fluid from one to become blue as it passes to the other. On one side the figure stands at a grassy field and the other foot a green and cyan tiled floor.</text:p>
        </text:list-item>
        <text:list-item>
          <text:p text:style-name="P2"><text:span text:style-name="T1">The Devil (The Driven One)</text:span> - A thick mass of red flesh littered with vein and organ crawls over a pedestal of red brick where at the top a field of different-size eyes stare evenly at two saurian creatures. They have thick spines coating their surfaces and bleed a bright purple at the eyes. At the sides like a gigantic rib cage come elongated curving bronze spines that attach toward its rear to carry come a row of angular shark teeth attached to purple gumline. The two humanoid figures are chained with black spines to the brick beside them though both have hammers covered in blue blood of broken bodies below them and a handful of packs in the other.</text:p>
        </text:list-item>
        <text:list-item>
          <text:p text:style-name="P2"><text:span text:style-name="T1">The Tower (The Suspension)</text:span> – buildings attached to chain-bridges atop large columns are seen as exploding in fire and rays of light as chains fall. A bright cream-colored saurian figure with separate wings on its back and fan tail is centered that holds its hands wide into the scene. A field of hovering armored saurian now fall down dead having bodies that appear ragged and burst toward a grassy field with bright red brick paths set in it where small obsidian torch-towers light the way past them.</text:p>
        </text:list-item>
        <text:list-item>
          <text:p text:style-name="P2"><text:span text:style-name="T1">The Star (The Light)</text:span> – An armored saurian soldier is seen with wings extended and sword and shield held high protecting two fluffy-looking black saurian, one with backpack the other with a book in front of it cross-legged on the ground, both pointing upward toward the burning sphere that is a sun. The soldier burns in smoke from behind but stands firm as the backpacked saurian pours fluid from a vessel into the soldier's mouth and the other pours some onto the ground with the book open before it.</text:p>
        </text:list-item>
        <text:list-item>
          <text:p text:style-name="P2"><text:span text:style-name="T1">The Moon (The Traveler)</text:span> – Two obsidian-gold pillars are depicted connected by red-brick path where three creatures sit. One a bronze golem with a hammer in its hand, the other a roughly humanoid skeletal figure clad in tattered cloth. A spiny hand comes from a swamp in the foreground past the path. Above them a set of four moons with craters like eyes stare down from above.</text:p>
        </text:list-item>
        <text:list-item>
          <text:p text:style-name="P2"><text:span text:style-name="T1">The Sun (The Nest)</text:span> – A nest out of dried kelp is laid down in a pool of cobalt fluid where an egg lies at its center. The shell is cracked where already a small armored saurian hand holds out dagger. <text:s/>Behind it a featureless female humanoid figure stands in the background impassively with staff at once side. To each side of the nest robed figures hold out books with one hand on the egg.</text:p>
        </text:list-item>
        <text:list-item>
          <text:p text:style-name="P2"><text:span text:style-name="T1">Judgment (Last march)</text:span> – Rows of blue rimmed circles and grow larger and less dense from almost top to bottom. The bottom row has a slit iris and a sword and shield beside each pair of eyes. In the thin space at the very top a cobalt gauntlet split for claws is shown in a fist with a blade clutched between its fingers where blood drips from the hand's grip.</text:p>
        </text:list-item>
        <text:list-item>
          <text:p text:style-name="P2"><text:span text:style-name="T1">The World (Gan)</text:span> – A gauntlet hand holds a forge mallet connected by chain to four obsidian-gold towers. In each corner is depicted an object, a pack, a hammer, a book, and an unhatched egg.</text:p>
        </text:list-item>
        <text:list-item>
          <text:p text:style-name="P2"><text:span text:style-name="T1">The Fool (The Far Reacher)</text:span> - Atop a field of water is a set of grey-stone staircase heading up to a grassy field. In the middle of the staircase is a packed saurian that has just left a basket at the foot of the staircase floating in the water. <text:s/>A segmented worm is seen wreathing the door hovering astride the water </text:p>
        </text:list-item>
      </text:list>
      <text:h text:style-name="Heading_20_3" text:outline-level="3"/>
      <text:h text:style-name="Heading_20_3" text:outline-level="3">SUITS</text:h>
      <text:h text:style-name="Heading_20_4" text:outline-level="4">Wands (Packs)</text:h>
      <text:list xml:id="list28386743" text:continue-numbering="true" text:style-name="L2">
        <text:list-item>
          <text:p text:style-name="P2"><text:span text:style-name="T1">Ace of packs</text:span> – A gauntlet hand holding a well-tended backpack </text:p>
        </text:list-item>
        <text:list-item>
          <text:p text:style-name="P2"><text:span text:style-name="T1">Two of packs</text:span> – Two fluffy-looking saurians are seen connected at the forehead while kneeling. Each holds a pack in the opposite hand and one stands on tile where the other on grass.</text:p>
        </text:list-item>
        <text:list-item>
          <text:p text:style-name="P2"><text:span text:style-name="T1">Three of packs</text:span> – A saurian figure travels along a wooden rope-bridge with three packs attached to the sides and rear.</text:p>
        </text:list-item>
        <text:list-item>
          <text:p text:style-name="P2"><text:span text:style-name="T1">Four of packs</text:span> – Four packs sit among piles of fish and meat below a wicker roof</text:p>
        </text:list-item>
        <text:list-item>
          <text:p text:style-name="P2"><text:span text:style-name="T1">Five of packs</text:span> - <text:s/>One saurian is with a back to the picture showing his pack where four others face off with swords and shields raised and packs well-anchored to their waists</text:p>
        </text:list-item>
        <text:list-item>
          <text:p text:style-name="P2"><text:span text:style-name="T1">Six of packs</text:span> - <text:s/>A rank of five armored men with packs resting on their feet and tails curled around present swords down to another backpacked figure facing inward with a cobalt gauntlet</text:p>
        </text:list-item>
        <text:list-item>
          <text:p text:style-name="P2"><text:span text:style-name="T1">Seven of packs</text:span> – An armored saurian is seen behind a shield their own size purple sword held high with backpack at their feet. Six other spiny saurians wearing backpacks <text:s/>point their right feet and toe-claws at him</text:p>
        </text:list-item>
        <text:list-item>
          <text:p text:style-name="P2"><text:span text:style-name="T1">Eight of packs</text:span> – One pack is being thrown from one well-mushroomed faced rock to another and the remainder in two piles on each respective side.</text:p>
        </text:list-item>
        <text:list-item>
          <text:p text:style-name="P2"><text:span text:style-name="T1">Nine of packs</text:span> – Nine armored individuals with packs depicted on their shields are seen looking over the top of them.</text:p>
        </text:list-item>
        <text:list-item>
          <text:p text:style-name="P2"><text:span text:style-name="T1">Ten of packs</text:span> – A saurian individual is seen on a sagging rope bridge with ten packs on their back.</text:p>
        </text:list-item>
        <text:list-item>
          <text:p text:style-name="P2"><text:span text:style-name="T1">Page (Newbirth) of packs </text:span>– A small saurian is seen still dripping from its egg holding a large piece of it like a bowl</text:p>
        </text:list-item>
        <text:list-item>
          <text:p text:style-name="P2"><text:span text:style-name="T1">Knight (Oldbirth) of packs</text:span> – An armored saurian breaks free of its egg kicking some free, a pack hangs from a shard to one side.</text:p>
        </text:list-item>
        <text:list-item>
          <text:p text:style-name="P2"><text:span text:style-name="T1">Queen (Keeper) of packs</text:span> - <text:s/>A pack sits on a hook with a small wicker bowl underneath, a saurian without crest reads from a thick book on a pedestal underneath.</text:p>
        </text:list-item>
        <text:list-item>
          <text:p text:style-name="P2"><text:span text:style-name="T1">King (Crafter) of packs</text:span> – A backpack-wearing saurian cuts out a square from a piece of leather with a dagger. Various sewing materials are nearby.</text:p>
        </text:list-item>
      </text:list>
      <text:h text:style-name="Heading_20_4" text:outline-level="4">Pentacles (Hammers)</text:h>
      <text:list xml:id="list28383684" text:continue-numbering="true" text:style-name="L2">
        <text:list-item>
          <text:p text:style-name="P2"><text:span text:style-name="T1">Ace of Hammers</text:span> – A field of water has fish leaping from it and a single hammer shown striking a stone in the water.</text:p>
        </text:list-item>
        <text:list-item>
          <text:p text:style-name="P2"><text:span text:style-name="T1">Two of Hammers</text:span> - <text:s/>A saurian figure wields a hammer with another at its side and strikes a hot billet on an anvil with it. </text:p>
        </text:list-item>
        <text:list-item>
          <text:p text:style-name="P2"><text:span text:style-name="T1">Three of Hammers</text:span> – A saurian figure beside a forge is shown with a hammer tattoo bleeding from one bare arm and a hammer in each hand.</text:p>
        </text:list-item>
        <text:list-item>
          <text:p text:style-name="P2"><text:span text:style-name="T1">Four of Hammers</text:span> – A saurian figure clutches a tightly bound batch of four hammers under their arm</text:p>
        </text:list-item>
        <text:list-item>
          <text:p text:style-name="P2"><text:span text:style-name="T1">Five of Hammers</text:span> - <text:s/>Two figures walk among four hammers lying among cobalt pools. One figure has wooden braces on each arm and leg with a hammer on a chain around its neck. The other figure with crest lain flat walks ahead with sunken stomach.</text:p>
        </text:list-item>
        <text:list-item>
          <text:p text:style-name="P2"><text:span text:style-name="T1">Six of Hammers</text:span> - <text:s/>An armored figure with a magnifying glass in one hand and a bundle of six hammers in the other is presented with twelve swords in individual baskets at their feet</text:p>
        </text:list-item>
        <text:list-item>
          <text:p text:style-name="P2"><text:span text:style-name="T1">Seven of Hammers</text:span> – An armored figure beats on an anvil with one hammer while six others are arranged neatly on chain-loops in the background.</text:p>
        </text:list-item>
        <text:list-item>
          <text:p text:style-name="P2"><text:span text:style-name="T1">Eight of Hammers</text:span> – An armored figure holds an ornately designed hammer in one hand while six other plain ones lie in the background at their feet</text:p>
        </text:list-item>
        <text:list-item>
          <text:p text:style-name="P2"><text:span text:style-name="T1">Nine of Hammers</text:span> – A crested saurian figure sits in the center of the image looking upward with hammer and magnifying glass in front of it while four armored figures with hammers surround.</text:p>
        </text:list-item>
        <text:list-item>
          <text:p text:style-name="P2"><text:span text:style-name="T1">Ten of Hammers</text:span> - <text:s/>Three armored figures with three crossed hammers emblazoned on their backs walk along a path with one holding a large cobalt hammer in his hand.</text:p>
        </text:list-item>
        <text:list-item>
          <text:p text:style-name="P2"><text:span text:style-name="T1">Page (Newbirth) of Hammers </text:span>– One small saurian clad in tethered scraps of black eggshell holds up a small wooden hammer</text:p>
        </text:list-item>
        <text:list-item>
          <text:p text:style-name="P2"><text:span text:style-name="T1">Knight (Oldbirth) of Hammers</text:span> – A blazing forge is shown with a armored figure beating heavily on an anvil with a large blue cobalt hammer in their hand. Scraps of broken weapons are below his feet that glow orange.</text:p>
        </text:list-item>
        <text:list-item>
          <text:p text:style-name="P2"><text:span text:style-name="T1">Queen (Keeper) of Hammers </text:span>– An armored saurian figure stands with cobalt hammer in hand and ingots to their rear on a grey tiled floor.</text:p>
        </text:list-item>
        <text:list-item>
          <text:p text:style-name="P2"><text:span text:style-name="T1">King (Crafter) of Hammers</text:span> – On pure gray stone dais sluices pour blue fluid into a center basin. Beside it on a chain seat an armored saurian holds the hammer mallet to their forehead with both hands. He is adorned with gray chain mail that has cobalt ingots tethered.</text:p>
        </text:list-item>
      </text:list>
      <text:h text:style-name="Heading_20_4" text:outline-level="4">Cups (Books)</text:h>
      <text:list xml:id="list28400624" text:continue-numbering="true" text:style-name="L2">
        <text:list-item>
          <text:p text:style-name="P2"><text:span text:style-name="T1">Ace of Books</text:span> – A fluffy-looking saurian holds a book forward with their forehead pressed against the book. A small bowl burns a small object below as their hands brush the wax seal on one side of the book. A small silver bell lies beside the bowl.</text:p>
        </text:list-item>
        <text:list-item>
          <text:p text:style-name="P2"><text:span text:style-name="T1">Two of Books</text:span> – Two fluffy-looking saurians offer books to each other. One with a crest looks directly at the other that is looking slightly to one side. Above them a winged spider holds to the top of the card.</text:p>
        </text:list-item>
        <text:list-item>
          <text:p text:style-name="P2"><text:span text:style-name="T1">Three of Books</text:span> – Three fluffy-looking saurians each with a book on the ground press one hand firmly on it while reaching the other forward to press fists.</text:p>
        </text:list-item>
        <text:list-item>
          <text:p text:style-name="P2"><text:span text:style-name="T1">Four of Books </text:span>– A fluffy-looking saurian stares on at three propped-open books as another is presented to him by a second saurian</text:p>
        </text:list-item>
        <text:list-item>
          <text:p text:style-name="P2"><text:span text:style-name="T1">Five of Books </text:span>– A fluffy-looking saurian in a blue scarf kneels in the ruins of three shredded books with pieces in their hand as two other intact books lie behind him. </text:p>
        </text:list-item>
        <text:list-item>
          <text:p text:style-name="P2"><text:span text:style-name="T1">Six of Books</text:span> – A small saurian carries a comparatively large twine-bound book toward another with a crest that has five.</text:p>
        </text:list-item>
        <text:list-item>
          <text:p text:style-name="P2"><text:span text:style-name="T1">Seven of Books</text:span> – Seven books are seen overhead of a fluffy-looking saurian showing different things on their covers: one shows a colored light within a dark field, one a six pack of jars with fish inside them, one a crested saurian with tail raised high, one a mushroom that has a base at a right angle to its cap after a short distance, one a spined fist, one cloud of slitted eyes, and a glowing crystal.</text:p>
        </text:list-item>
        <text:list-item>
          <text:p text:style-name="P2"><text:span text:style-name="T1">Eight of Books</text:span> – Eight twine-bound books lie in the foreground and a fluffy-looking saurian heads to a grey stone staircase as an armored figure is seen in close pace.</text:p>
        </text:list-item>
        <text:list-item>
          <text:p text:style-name="P2"><text:span text:style-name="T1">Nine of Books</text:span> - <text:s/>Nine books lie propped upon a table in front of a fluffy-looking saurian that sits on a chain-link and wood seat.</text:p>
        </text:list-item>
        <text:list-item>
          <text:p text:style-name="P2"><text:span text:style-name="T1">Ten of Books</text:span> – Ten books are spread evenly spoke-like on a table in front of a crested saurian whom gestures toward them tail with the crested-one splaying tail-feathers. </text:p>
        </text:list-item>
        <text:list-item>
          <text:p text:style-name="P2"><text:span text:style-name="T1">Page (Newbirth) of Books</text:span> – The picture shows a fluffy-looking saurian with pack that gestures at a large book glowing on a grassy horizon.</text:p>
        </text:list-item>
        <text:list-item>
          <text:p text:style-name="P2"><text:span text:style-name="T1">Knight (Oldbirth) of Books</text:span> – Behind a desk a fluffy-looking saurian studies a very large book and points to an underlined section of one page</text:p>
        </text:list-item>
        <text:list-item>
          <text:p text:style-name="P2"><text:span text:style-name="T1">Queen (Keeper) of Books </text:span>– A fluffy-looking saurian with a crest still has a book in her hand as she lays it down on a thin cloth beside a nest where an egg resides. </text:p>
        </text:list-item>
        <text:list-item>
          <text:p text:style-name="P2"><text:span text:style-name="T1">King (Crafter) of Books</text:span> – A monochrome saurian sits at a desk with gray ink pen in hand above an empty page of a book. On the desk is a small drum and a set of clear glass vessels.</text:p>
        </text:list-item>
      </text:list>
      <text:h text:style-name="Heading_20_4" text:outline-level="4">Swords (Blood)</text:h>
      <text:list xml:id="list28388453" text:continue-numbering="true" text:style-name="L2">
        <text:list-item>
          <text:p text:style-name="P2"><text:span text:style-name="T1">Ace of Blood</text:span> – This card shows a Blue feathered saurian with red eyes. Sword in one hand held high with a strained throat and open mouth seems to be hollering. In the other hand is a coin talisman. Its secondary title reads, “Yuri the Forceful”</text:p>
        </text:list-item>
        <text:list-item>
          <text:p text:style-name="P2"><text:span text:style-name="T1">Two of Blood</text:span> – A crested red-feathered saurian wears a fully obscuring metal face mask while seated on green grass with feet pressed together at the toes. In each hand she crosses swords to sit on the shoulders. Two moons arc in the sky above her. The secondary title reads, “Fulvia the Absent”</text:p>
        </text:list-item>
        <text:list-item>
          <text:p text:style-name="P2"><text:span text:style-name="T1">Three of Blood</text:span> – A Red-blue variegated saurian in breastplate holds a large serrated sword with one more haft over the shoulder above a purple-stained crested saurian with fatal injuries. Its secondary title reads, “Tondias of Ending”</text:p>
        </text:list-item>
        <text:list-item>
          <text:p text:style-name="P2"><text:span text:style-name="T1">Four of Blood</text:span> – a grayscale saurian with a necklace of red feathers slices her hand over an injured form to sprinkle it with her blood, two swords lay on the ground. The secondary title reads, “Syria the Whispered”</text:p>
        </text:list-item>
        <text:list-item>
          <text:p text:style-name="P2"><text:span text:style-name="T1">Five of Blood </text:span>– A very large saurian clad thickly in metal full plate with thick shield and spiked mace has left a bloody path through a knee-deep pile of bodies with four spiny saurian enemies still clawing at all sides. The secondary title says, “Nog the Unbroken”</text:p>
        </text:list-item>
        <text:list-item>
          <text:p text:style-name="P2"><text:span text:style-name="T1">Six of Blood</text:span> – A figure is seen crawling the underside of bridge where five spined pairs of legs pile through the chain bridge on opposite side. The secondary title says, “Paitir the undeniable”</text:p>
        </text:list-item>
        <text:list-item>
          <text:p text:style-name="P2"><text:span text:style-name="T1">Seven of Blood</text:span> – beside a table with several six mediating figures surrounding a brown and blue-handed figure studies a purple-stained map in front of him. The secondary title says, “Rasputin the Many”</text:p>
        </text:list-item>
        <text:list-item>
          <text:p text:style-name="P2"><text:span text:style-name="T1">Eight of Blood</text:span> – A black-colored saurian with a large longbow looks on to a spined saurian with a bright silver tongue in a circle of light. Six other spined individuals race toward him claws drawn. The secondary title reads, “Bane of Wounds”</text:p>
        </text:list-item>
        <text:list-item>
          <text:p text:style-name="P2"><text:span text:style-name="T1">Nine of Blood</text:span> – Within slight blue concentric circles on a black background eight bright silver eyes are seen with a variegated black-brown feathered saurian looking up and a reflection of their feet in the water. Above within the circles are eight sets of red eyes and teeth. The secondary title reads, “Relind the Clear”</text:p>
        </text:list-item>
        <text:list-item>
          <text:p text:style-name="P2"><text:span text:style-name="T1">Ten of Blood</text:span> – This card shows a brown feathered saurian with a leather robe and blue feathered foot. They are held down by four black spined saurians as blue blood creeps out the body from their grip and a silver tongued saurian raises a sword up to strike. In the distance four torches show archers ready on a <text:s/>cable-bridge in the background. The secondary title is “Tillindir of Blood</text:p>
        </text:list-item>
        <text:list-item>
          <text:p text:style-name="P2"><text:span text:style-name="T1">Page (Newbirth) of Blood</text:span> – An armored saurian in bright red feathers with blue crest holds their helmet in one hand with an assault carbine in the other with a sword on his back. Three other identical armored figures are in the back and its secondary title is “Four of Shadows”</text:p>
        </text:list-item>
        <text:list-item>
          <text:p text:style-name="P2"><text:span text:style-name="T1">Knight (Oldbirth) of Blood</text:span> - A saurian is shown in profile pointing left across cable bridges as many armored saurians proceed across them toward purple-stained tower-bridge without lighting torches, the secondary title is “Packston the Breaker”</text:p>
        </text:list-item>
        <text:list-item>
          <text:p text:style-name="P2"><text:span text:style-name="T1">Queen (Keeper) of Blood</text:span> – A large armored saurian in full-plate extends a wooden dagger to a small kneeling figures dragging an assault carbine twice their size while resting forehead on the flat of the sword. Its secondary title reads, “Rajiv the Balanced”</text:p>
        </text:list-item>
        <text:list-item>
          <text:p text:style-name="P2"><text:span text:style-name="T1">King (Crafter) of Blood</text:span> – A brown feathered saurian with blue variation holds the blade of a sword in one gauntlet hand while sitting on a woven wicker throne composed of spines. The secondary title reads, “Fremond the unassailab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100%" fo:margin-left="0in" fo:margin-right="0in" fo:margin-top="0.25in" fo:margin-bottom="0in" fo:text-align="center" style:justify-single-word="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Arial Black" fo:font-size="115%"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100%" fo:margin-left="0in" fo:margin-right="0in" fo:margin-top="0in" fo:margin-bottom="0in" fo:text-indent="0in" style:auto-text-indent="false" fo:padding="0.0201in" fo:border-left="none" fo:border-right="none" fo:border-top="none" fo:border-bottom="0.06pt solid #000000" style:shadow="none"/>
      <style:text-properties style:font-name="Arial1" fo:font-size="11pt" style:text-underline-style="none"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1in" fo:margin-top="0.1in" fo:margin-bottom="0.1in" fo:margin-left="0.1in" fo:margin-right="0.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N</meta:initial-creator>
    <meta:creation-date>2011-06-01T13:22:00.49</meta:creation-date>
    <dc:date>2012-07-22T08:25:06.81</dc:date>
    <dc:creator>Chris N</dc:creator>
    <meta:editing-duration>P1DT14H49M48S</meta:editing-duration>
    <meta:editing-cycles>7</meta:editing-cycles>
    <meta:generator>LibreOffice/3.5$Windows_x86 LibreOffice_project/165a79a-7059095-e13bb37-fef39a4-9503d18</meta:generator>
    <meta:document-statistic meta:table-count="0" meta:image-count="0" meta:object-count="0" meta:page-count="1" meta:paragraph-count="96" meta:word-count="3431" meta:character-count="18493" meta:non-whitespace-character-count="15221"/>
  </office:meta>
</office:document-meta>
</file>